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line-height="150%" fo:text-align="justify"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MP 371 – Computer Graphics<text:tab/><text:tab/><text:tab/><text:tab/><text:tab/>Submitted to Professor Lam Clement</text:p>
      <text:p text:style-name="Standard"/>
      <text:p text:style-name="P2"/>
      <text:p text:style-name="P1"><text:span text:style-name="T2">Project Proposal</text:span></text:p>
      <text:p text:style-name="Standard"/>
      <text:p text:style-name="Standard"/>
      <text:p text:style-name="P3">Team members:</text:p>
      <text:p text:style-name="P3"/>
      <text:p text:style-name="P5"><text:tab/>Pham Hoang Anhkhoa<text:tab/>5682304</text:p>
      <text:p text:style-name="P5"><text:tab/>Marc-André Faucher<text:tab/><text:tab/>9614729</text:p>
      <text:p text:style-name="P5"><text:tab/>Omer Khan<text:tab/><text:tab/><text:tab/>6168876</text:p>
      <text:p text:style-name="P6"/>
      <text:p text:style-name="P6"/>
      <text:p text:style-name="P4">Project Title:</text:p>
      <text:p text:style-name="P4"><text:span text:style-name="T3"/></text:p>
      <text:p text:style-name="P4"><text:span text:style-name="T3"><text:tab/>“Parachute Drop”</text:span></text:p>
      <text:p text:style-name="P4"><text:span text:style-name="T3"/></text:p>
      <text:p text:style-name="P6"/>
      <text:p text:style-name="P4">Project Description:</text:p>
      <text:p text:style-name="P6"/>
      <text:p text:style-name="P7"><text:tab/>The player controls a falling parachutist, from a 1<text:span text:style-name="T4">st</text:span> or 3<text:span text:style-name="T4">rd</text:span> person view. He attempts to avoid obstacles, such as birds, coming towards him. The player will be able to move horizontally in eight directions, and slow down for a short period of time. If the player is hit by three objects, he will lose a life and will have to restart the level. The player may also collect special objects to get extra points, lives, etc. The game will have several levels of increasing difficulties with additional obstacles and faster spee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André Faucher</meta:initial-creator>
    <meta:creation-date>2011-07-13T19:26:28</meta:creation-date>
    <meta:document-statistic meta:table-count="0" meta:image-count="0" meta:object-count="0" meta:page-count="1" meta:paragraph-count="10" meta:word-count="123" meta:character-count="749"/>
    <dc:date>2011-07-13T23:08:38</dc:date>
    <dc:creator>Marc-André Faucher</dc:creator>
    <meta:editing-duration>PT28M31S</meta:editing-duration>
    <meta:editing-cycles>1</meta:editing-cycles>
    <meta:generator>LibreOffice/3.3$Linux LibreOffice_project/330m19$Build-202</meta:generator>
  </office:meta>
</office:document-meta>
</file>